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25-09-24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25-06-2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25-03-2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24-11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24-06-2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24-01-1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23-11-0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1456" calcext:value-type="float">
            <text:p>69.5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23-07-1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23-04-13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23-02-13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7072" calcext:value-type="float">
            <text:p>69.5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22-09-2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22-07-22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4024" calcext:value-type="float">
            <text:p>69.5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22-04-11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6488" calcext:value-type="float">
            <text:p>69.4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22-01-1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21-11-1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21-07-0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21-03-26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20-10-13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20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20-01-0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9-10-1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3544" calcext:value-type="float">
            <text:p>69.5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9-07-1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1832" calcext:value-type="float">
            <text:p>69.5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9-03-27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9-01-31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8-10-15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8-07-05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8-04-1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5736" calcext:value-type="float">
            <text:p>69.5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8-01-11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6592" calcext:value-type="float">
            <text:p>69.5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7-10-3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0392" calcext:value-type="float">
            <text:p>69.4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7-07-25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4776" calcext:value-type="float">
            <text:p>69.4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7-04-21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6-12-14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0392" calcext:value-type="float">
            <text:p>69.4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6-09-14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6-06-3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0872" calcext:value-type="float">
            <text:p>69.4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6-03-23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5-12-3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5-09-09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5-04-20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5-02-05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4-11-06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4-06-10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4-02-10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4-01-15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3-10-2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3-06-19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2-06-18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2-01-0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1-08-2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1-05-1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10-11-0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5112" calcext:value-type="float">
            <text:p>69.0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09-10-1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09-06-1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09-02-0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08-10-1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08-07-0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06-10-2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06-04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0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05-08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9110562302</text:p>
          </table:table-cell>
          <table:table-cell office:value-type="string" calcext:value-type="string">
            <text:p>05 144-10.70X05.71 (2) [OW-3A (Deep)]</text:p>
          </table:table-cell>
          <table:table-cell office:value-type="string" calcext:value-type="string">
            <text:p>2005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